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DE045ECBD0115B9129.png" manifest:media-type="image/png"/>
  <manifest:file-entry manifest:full-path="Pictures/10000001000002E0000001DE5A51FE397DAB66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dde" officeooo:paragraph-rsid="00104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32cm" svg:y="0.9cm" svg:width="17cm" svg:height="11.04cm" draw:z-index="0"><draw:image xlink:href="Pictures/10000001000002E0000001DE5A51FE397DAB66EC.png" xlink:type="simple" xlink:show="embed" xlink:actuate="onLoad" draw:mime-type="image/png"/></draw:frame>Problem 1 &amp; 2:<draw:frame draw:style-name="fr1" draw:name="Image2" text:anchor-type="char" svg:x="-0.053cm" svg:y="13.653cm" svg:width="17cm" svg:height="11.04cm" draw:z-index="1"><draw:image xlink:href="Pictures/10000001000002E0000001DE045ECBD0115B91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5:32:59.267520130</meta:creation-date>
    <dc:date>2023-08-11T15:36:26.521535076</dc:date>
    <meta:editing-duration>PT3M29S</meta:editing-duration>
    <meta:editing-cycles>1</meta:editing-cycles>
    <meta:document-statistic meta:table-count="0" meta:image-count="2" meta:object-count="0" meta:page-count="1" meta:paragraph-count="1" meta:word-count="4" meta:character-count="14" meta:non-whitespace-character-count="11"/>
    <meta:generator>LibreOffice/7.3.5.2$Linux_X86_64 LibreOffice_project/30$Build-2</meta:generator>
  </office:meta>
</office:document-meta>
</file>